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Quotations">
      <style:paragraph-properties fo:text-align="start" style:justify-single-word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language="en" fo:country="GB"/>
    </style:style>
    <style:style style:name="T3" style:family="text">
      <style:text-properties style:text-position="33% 80%"/>
    </style:style>
    <style:style style:name="T4" style:family="text">
      <style:text-properties style:text-position="-33% 80%"/>
    </style:style>
    <style:style style:name="T5" style:family="text">
      <style:text-properties style:text-position="-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Fibonacci sequence is defined by the recurrence relation:</text:p>
      <text:p text:style-name="P3">F<text:span text:style-name="T5">n </text:span>= F<text:span text:style-name="T5">n</text:span><text:span text:style-name="T4">−1 </text:span>+ F<text:span text:style-name="T5">n</text:span><text:span text:style-name="T4">−2</text:span>, where F<text:span text:style-name="T4">1 </text:span>= 1 and F<text:span text:style-name="T4">2 </text:span>= 1.</text:p>
      <text:p text:style-name="P1">Hence the first 12 terms will be:</text:p>
      <text:p text:style-name="P3">F<text:span text:style-name="T4">1 </text:span>= 1<text:line-break/>F<text:span text:style-name="T4">2 </text:span>= 1<text:line-break/>F<text:span text:style-name="T4">3 </text:span>= 2<text:line-break/>F<text:span text:style-name="T4">4 </text:span>= 3<text:line-break/>F<text:span text:style-name="T4">5 </text:span>= 5<text:line-break/>F<text:span text:style-name="T4">6 </text:span>= 8<text:line-break/>F<text:span text:style-name="T4">7 </text:span>= 13<text:line-break/>F<text:span text:style-name="T4">8 </text:span>= 21<text:line-break/>F<text:span text:style-name="T4">9 </text:span>= 34<text:line-break/>F<text:span text:style-name="T4">10 </text:span>= 55<text:line-break/>F<text:span text:style-name="T4">11 </text:span>= 89<text:line-break/>F<text:span text:style-name="T4">12 </text:span>= 144</text:p>
      <text:p text:style-name="P1">The 12th term, F<text:span text:style-name="T4">12</text:span>, is the first term to contain three digits.</text:p>
      <text:p text:style-name="P1">What is the index of the first term in the Fibonacci sequence to contain 1000 digits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7T19:54:21.661000000</dc:date>
    <meta:editing-duration>PT1H8M18S</meta:editing-duration>
    <meta:editing-cycles>19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6" meta:word-count="93" meta:character-count="376" meta:non-whitespace-character-count="289"/>
  </office:meta>
</office:document-meta>
</file>